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5.73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6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zctZ6f</text:p>
          </table:table-cell>
          <table:table-cell table:style-name="ce1" office:value-type="string" calcext:value-type="string">
            <text:p>$2b$10$ihrMVL32HF2c6fpKgWPdY.OLxuU9z9bsF7oX9ZiTqjmKe5/qff1MO</text:p>
          </table:table-cell>
          <table:table-cell/>
          <table:table-cell table:style-name="ce1" office:value-type="string" calcext:value-type="string">
            <text:p>encrypté dans le fichier inserdatadb.sql</text:p>
          </table:table-cell>
        </table:table-row>
        <table:table-row table:style-name="ro1">
          <table:table-cell table:style-name="ce1" office:value-type="string" calcext:value-type="string">
            <text:p>nJgpHeZ9MsO</text:p>
          </table:table-cell>
          <table:table-cell table:style-name="ce1" office:value-type="string" calcext:value-type="string">
            <text:p>$2b$10$GZo0v0z3VwjWO9dd5fQzY.KEsZOS/ZJvOnIz.OfKcTQGppWMsXIm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GRB0y</text:p>
          </table:table-cell>
          <table:table-cell table:style-name="ce1" office:value-type="string" calcext:value-type="string">
            <text:p>$2b$10$c/wV10WjlwORF71zKCub8ul9l2HjFtTJKGDcxrUp5f10DhmoH.m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LFQEfiZC2yz</text:p>
          </table:table-cell>
          <table:table-cell table:style-name="ce1" office:value-type="string" calcext:value-type="string">
            <text:p>$2b$10$U8SPyGjf6jM97yJPn9wLNeyZDPZB5wFSpnFXD76t6NKRQ0fWblaWW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3HiMdZp</text:p>
          </table:table-cell>
          <table:table-cell table:style-name="ce1" office:value-type="string" calcext:value-type="string">
            <text:p>$2b$10$eTK9VAZxOh9K3yNJFbXgduGXZxGj09ijDX0OmSxyAmMLM2iJCR1W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yGYHR</text:p>
          </table:table-cell>
          <table:table-cell table:style-name="ce1" office:value-type="string" calcext:value-type="string">
            <text:p>$2b$10$52qY.PR/NF/FCcyD1j9G9OmnYbKmqAaijvLdI7ZH0Ncu6YiVsn5Z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rOOj</text:p>
          </table:table-cell>
          <table:table-cell table:style-name="ce1" office:value-type="string" calcext:value-type="string">
            <text:p>$2b$10$WfDs1ooKIp9C6pOKNskg2uyl1dCb9YMmoO5.4qkpAGRxbihJiUbP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wOkvovK2wvU</text:p>
          </table:table-cell>
          <table:table-cell table:style-name="ce1" office:value-type="string" calcext:value-type="string">
            <text:p>$2b$10$3gQHiXkg5xDuhXpFDZmNO.xSKGPhBMhG3LuOI0s55lzuFNxV1Dya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4S11aWmKiSj</text:p>
          </table:table-cell>
          <table:table-cell table:style-name="ce1" office:value-type="string" calcext:value-type="string">
            <text:p>$2b$10$Mt5CR.1fHGZfL0nqWGaHx.U9nQuhbBmG58uWMGrD59Ft.a5gTEL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0GmyfKSL2LP</text:p>
          </table:table-cell>
          <table:table-cell table:style-name="ce1" office:value-type="string" calcext:value-type="string">
            <text:p>$2b$10$t2wieKSr5psG.90pY5gTB.AUWVcjtgGhVpXKMRbWg4xyWajc5wBYq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QzAbMQ</text:p>
          </table:table-cell>
          <table:table-cell table:style-name="ce1" office:value-type="string" calcext:value-type="string">
            <text:p>$2b$10$YNxnEkeFf2UDdDDef8ZGjuSvtp2kBCAj232AftUJ6iN9w9n8s.DL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gTFuhSN</text:p>
          </table:table-cell>
          <table:table-cell table:style-name="ce1" office:value-type="string" calcext:value-type="string">
            <text:p>$2b$10$Ydp19GpNX4RkO9jbI6JpM.MkW.3YsUE/T1YqnmfOlsGdvMz1rq3T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1cYo8SaDhsj</text:p>
          </table:table-cell>
          <table:table-cell table:style-name="ce1" office:value-type="string" calcext:value-type="string">
            <text:p>$2b$10$GMNlnjEbCBacbGbP4NtrU.5tpt.r.Xx9MZp3ilLMhGCNIgriNB/L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uUSoLz</text:p>
          </table:table-cell>
          <table:table-cell table:style-name="ce1" office:value-type="string" calcext:value-type="string">
            <text:p>$2b$10$N9m7/GtZbpFTfGm.3L6jFeRVnQXkp8wBOXzSUnA5M7mmpNlDkn7v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7Fqscs0BwP</text:p>
          </table:table-cell>
          <table:table-cell table:style-name="ce1" office:value-type="string" calcext:value-type="string">
            <text:p>$2b$10$pz.Olt26tRSImOENwsx6KeNjCzY9/peWnEZ8Fpk/XTImd/9elzVP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IVG64kV</text:p>
          </table:table-cell>
          <table:table-cell table:style-name="ce1" office:value-type="string" calcext:value-type="string">
            <text:p>$2b$10$X6E/QtuNhuiPddjyc7o80OJd/lq9maZo/gFK5iEL/f2MmBAluQWL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mStC5P</text:p>
          </table:table-cell>
          <table:table-cell table:style-name="ce1" office:value-type="string" calcext:value-type="string">
            <text:p>$2b$10$R1VdaKb5k0lwHVDwihVKfORW3n3ibPBJpHDPTBVM7CaViS5pv.e.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aTOoDUX</text:p>
          </table:table-cell>
          <table:table-cell table:style-name="ce1" office:value-type="string" calcext:value-type="string">
            <text:p>$2b$10$AZy6NmEBYP4ohzDxNrz2/Ok6/CZgrwHZhF5zeeoNhQDoDq89042Xq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aNjDkQx</text:p>
          </table:table-cell>
          <table:table-cell table:style-name="ce1" office:value-type="string" calcext:value-type="string">
            <text:p>$2b$10$1kuho4nJG5loxO0ZIIkO8ORfzFglpFVBTQ8cx6ZERD.7JCh2rKNKK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7bFir1ZDH3</text:p>
          </table:table-cell>
          <table:table-cell table:style-name="ce1" office:value-type="string" calcext:value-type="string">
            <text:p>$2b$10$s1OkhM.os8uTQgRHNBAJf.5Ba7XuAFMG9wnF.MvvJrtko7IA248.W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jiY681EBxP</text:p>
          </table:table-cell>
          <table:table-cell table:style-name="ce1" office:value-type="string" calcext:value-type="string">
            <text:p>$2b$10$5SycPlA3n99jX34KdDnK2Ogq81e2Jp5NgoYMrNE.uXzGWWDWOOd2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GiyWbu</text:p>
          </table:table-cell>
          <table:table-cell table:style-name="ce1" office:value-type="string" calcext:value-type="string">
            <text:p>$2b$10$qOzIU2KXdM/6u62/swJru.xtyHHCZl1sRjl7C2JhKUMing46iTZz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lGo0Lj85u</text:p>
          </table:table-cell>
          <table:table-cell table:style-name="ce1" office:value-type="string" calcext:value-type="string">
            <text:p>$2b$10$NrrMxBAXzHtFaQcULjMeuukacQE25E1KWIVd6FORF5fuJOytqJlC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gXB3H6HbaD</text:p>
          </table:table-cell>
          <table:table-cell table:style-name="ce1" office:value-type="string" calcext:value-type="string">
            <text:p>$2b$10$ErOoBbmzP0GwHz3JlfXkNOrchRQHHbNqqW7vGA2NjmfagNjMBFJX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ajha27bm0a</text:p>
          </table:table-cell>
          <table:table-cell table:style-name="ce1" office:value-type="string" calcext:value-type="string">
            <text:p>$2b$10$wcP.7zW9LyMlQvsx.ashPeMF3OHnvRgE2EV8U6vUNVJ4FxXfvx7Gq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csSzj</text:p>
          </table:table-cell>
          <table:table-cell table:style-name="ce1" office:value-type="string" calcext:value-type="string">
            <text:p>$2b$10$4Bd9Y..W9cZpU7c5J1pd6ucbbesHuuZB31l/ae5Tm.WA.IJO6B9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bB2AYOlGXy</text:p>
          </table:table-cell>
          <table:table-cell table:style-name="ce1" office:value-type="string" calcext:value-type="string">
            <text:p>$2b$10$aZiV9KOEYdD9QH2YQJJfs.lwWP5z6f7LaF8zSi7NIYEjVLJUtP.z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Uv6PyO7Tdt</text:p>
          </table:table-cell>
          <table:table-cell table:style-name="ce1" office:value-type="string" calcext:value-type="string">
            <text:p>$2b$10$qPJeE./7v08UkXJcjiDXXOn963bxC6JGEHymrgNR5iVhlembiaUV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9dW0O2vBpxI</text:p>
          </table:table-cell>
          <table:table-cell table:style-name="ce1" office:value-type="string" calcext:value-type="string">
            <text:p>$2b$10$4.lFheuVD26EivhdpU2X0uJ7RQEDDWOXUJMfjryRkNAIK39VUf3H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VDoesK</text:p>
          </table:table-cell>
          <table:table-cell table:style-name="ce1" office:value-type="string" calcext:value-type="string">
            <text:p>$2b$10$7yLrsrfcbj46ca.3EVfxzuju6l/m0jaRGqTDttBsfIcoH.CKesLI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xyIXQbINVh</text:p>
          </table:table-cell>
          <table:table-cell table:style-name="ce1" office:value-type="string" calcext:value-type="string">
            <text:p>$2b$10$N14I18PV8o3yhZ7ne7hJC.zTabtsr7omugqSuVYmB2pGNstmo/Np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ndKg43Wuu</text:p>
          </table:table-cell>
          <table:table-cell office:value-type="string" calcext:value-type="string">
            <text:p>$2b$10$z1m19a19NmC69rZUbcZEqOyL6f0uvQouAUP352mXTUEmeboAJoF9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spDlZkiF</text:p>
          </table:table-cell>
          <table:table-cell office:value-type="string" calcext:value-type="string">
            <text:p>$2b$10$MbRDoibyglAXEclUStjGaOkkZwICP6Wr49SPhBW4IYqXv3RSzyn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2IDJ</text:p>
          </table:table-cell>
          <table:table-cell office:value-type="string" calcext:value-type="string">
            <text:p>$2b$10$co8NJfEB4kehs0YNgyX3.Ok9EEKXZgNWh/20qxHExCxgeHjWyD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RDhdmbo5VR</text:p>
          </table:table-cell>
          <table:table-cell office:value-type="string" calcext:value-type="string">
            <text:p>$2b$10$eex7IEAzmALwrWNXKuVBl.ahUUjg2wkenENzdUdS7xDgrjwno2A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GH3KgCwiZ8T</text:p>
          </table:table-cell>
          <table:table-cell office:value-type="string" calcext:value-type="string">
            <text:p>$2b$10$L2DQSPm5KJhVnIhqT.xIPu/hKW1xpLdsndIOQP76cHDvMs3b1w6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KiOy4UBYoz</text:p>
          </table:table-cell>
          <table:table-cell office:value-type="string" calcext:value-type="string">
            <text:p>$2b$10$cpLmjbHseQSR46Hv1noQSeAvuhEg.VD1Dmtu6AG8NUh6U63DdYG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fGmbHn</text:p>
          </table:table-cell>
          <table:table-cell office:value-type="string" calcext:value-type="string">
            <text:p>$2b$10$HCzaXPXkPohRPlMw5vzS6eiKzCaZ2L3rizNv3den8olbT8nKYPw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iD0BNWnst</text:p>
          </table:table-cell>
          <table:table-cell office:value-type="string" calcext:value-type="string">
            <text:p>$2b$10$7J9AXDv/Ayz2rHUeh4I12u/baY2QNzcZnzRgnQ4O1Zp1KW9Q7Gu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CJFsS</text:p>
          </table:table-cell>
          <table:table-cell office:value-type="string" calcext:value-type="string">
            <text:p>$2b$10$Va5eKSkPwLsNB8OnnYZChumUgeAgCwF/665yazNL2wjSRGm.G8O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lSXhvR</text:p>
          </table:table-cell>
          <table:table-cell office:value-type="string" calcext:value-type="string">
            <text:p>$2b$10$H7RRNSMF2lTk0KQBLKLMp.9zGQp2U5pr8HwQNiE/45fg43Gz856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YqHnM</text:p>
          </table:table-cell>
          <table:table-cell office:value-type="string" calcext:value-type="string">
            <text:p>$2b$10$730GIukvIQyNAhPt.APbze9NF9/hbqOAZvTqUFPWRZm9LEkQ8PC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26wB</text:p>
          </table:table-cell>
          <table:table-cell office:value-type="string" calcext:value-type="string">
            <text:p>$2b$10$zyWSNhpbiSMufLOEekZCBu3XBTinzokkArbsAZYLUD2FzKnjD8r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0wgJ</text:p>
          </table:table-cell>
          <table:table-cell office:value-type="string" calcext:value-type="string">
            <text:p>$2b$10$y3VHT7k8sBzkN3WAUyRxWuTCH3e09vqv6AavP0KGrn8PuziXmY8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gxQ3eIbwlM</text:p>
          </table:table-cell>
          <table:table-cell office:value-type="string" calcext:value-type="string">
            <text:p>$2b$10$YMZdS.oCznQYtlHzkQy7xOyRCxKx28391TZGMG8fDJDn0n8kgl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0Q0hBa</text:p>
          </table:table-cell>
          <table:table-cell office:value-type="string" calcext:value-type="string">
            <text:p>$2b$10$VpiYCDFxATAiulNtERe3segAW.IlqFkjk47US4o1jlVR75PLoEs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oSr2O</text:p>
          </table:table-cell>
          <table:table-cell office:value-type="string" calcext:value-type="string">
            <text:p>$2b$10$9ZIK5MLn9hpOdLpgdBz7GexSgfevyvyou6euaKaVpWgXs7aMi4Q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pk</text:p>
          </table:table-cell>
          <table:table-cell office:value-type="string" calcext:value-type="string">
            <text:p>$2b$10$MD.hm364T8FEFUdpQz1Fxu4oyHm0Ifr9IQTn9ctx1Dut4LCsBnI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1vtLN6DA</text:p>
          </table:table-cell>
          <table:table-cell office:value-type="string" calcext:value-type="string">
            <text:p>$2b$10$eONqQrRdgw9Pq8CKors0SuAWzjAZx8lPe.s82QYJOFZpD535nt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56xB05</text:p>
          </table:table-cell>
          <table:table-cell office:value-type="string" calcext:value-type="string">
            <text:p>$2b$10$jn9X.0NoF8pp/XIZmcoKX.D19/ifiDNJhC72.n/Lf37dQ0F2xe5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vopHnYwSu</text:p>
          </table:table-cell>
          <table:table-cell office:value-type="string" calcext:value-type="string">
            <text:p>$2b$10$Fy2K4FLFDS.IDar893NbBeYGpMt3wiCSB7HGT744x9b2al95Ztn/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mGt5qD</text:p>
          </table:table-cell>
          <table:table-cell office:value-type="string" calcext:value-type="string">
            <text:p>$2b$10$bVRdZMulXZowdD47LggV4OcA1Rt637UALL/3u6TR/0I44oFhXsX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UE5lcI0</text:p>
          </table:table-cell>
          <table:table-cell office:value-type="string" calcext:value-type="string">
            <text:p>$2b$10$ApcVGd2h8ILLg3GSiFRVhePwCwb6kteWgtLbYzvlnrP9pJ6iRyP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06IY4R</text:p>
          </table:table-cell>
          <table:table-cell office:value-type="string" calcext:value-type="string">
            <text:p>$2b$10$syp0RthwmqpRK3Diz6Sd2u11ZELs1bjpK3dizNN0I0rkdGT/FNU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nE7Nof</text:p>
          </table:table-cell>
          <table:table-cell office:value-type="string" calcext:value-type="string">
            <text:p>$2b$10$GxGf4.VDKVYBYwIqfmNbO./yJx0vBJ3b.YphfhTUPpo.9f9U0O99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XmyW7R</text:p>
          </table:table-cell>
          <table:table-cell office:value-type="string" calcext:value-type="string">
            <text:p>$2b$10$bB8nICgEjPREBjv7TY93TOehEpl44w2BYITV5eqBwtuhwneyYuo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36eyI</text:p>
          </table:table-cell>
          <table:table-cell office:value-type="string" calcext:value-type="string">
            <text:p>$2b$10$yO1IjTzsUc/qCOXNcHTkBOGn6ECakmpn6lDObozqvFJ.gEvAzb7.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4LLBZHaTri</text:p>
          </table:table-cell>
          <table:table-cell office:value-type="string" calcext:value-type="string">
            <text:p>$2b$10$fCSOM1y/cQlXMtFGsU2hgukkEV3.iBJhwOHJgw4d66atoz.VbS0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4vnf</text:p>
          </table:table-cell>
          <table:table-cell office:value-type="string" calcext:value-type="string">
            <text:p>$2b$10$.H.MI2t1IAUY8mc2kse5b.K5eaEB4zkwOQ0Gt.vmQ9Zk6XZ9VspI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rMKE</text:p>
          </table:table-cell>
          <table:table-cell office:value-type="string" calcext:value-type="string">
            <text:p>$2b$10$8Na6O3ZBTzV.wwgTTgaQ7esCqCOe5yaHeuPwPxVH6jbj3v20Ne5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2QfHzhGcnl</text:p>
          </table:table-cell>
          <table:table-cell office:value-type="string" calcext:value-type="string">
            <text:p>$2b$10$0H1NeynG8Y7/yDy3lVHUm.NAnce0xb4xZr98PxUevrM7IAAXvT5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QIBdMKlG</text:p>
          </table:table-cell>
          <table:table-cell office:value-type="string" calcext:value-type="string">
            <text:p>$2b$10$mVdoS/fMBjNhp7yyNPcUiOO2.wcuMwllEXnYwJLJ2tL5G0grInx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19ROSIK</text:p>
          </table:table-cell>
          <table:table-cell office:value-type="string" calcext:value-type="string">
            <text:p>$2b$10$q.GWa/UKnqmwfdNdBM6Jw.PvJIh5IM9RixwE9V11b1C1M.NvB.e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SjVcSJ</text:p>
          </table:table-cell>
          <table:table-cell office:value-type="string" calcext:value-type="string">
            <text:p>$2b$10$rzfE3Sl2p1M.0lOMAUfQYueW9xzhMZN1vOhU9SLwNBBufafN/3j.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L7BtKX</text:p>
          </table:table-cell>
          <table:table-cell office:value-type="string" calcext:value-type="string">
            <text:p>$2b$10$vHiTEfd96QrtOK5bCZiq2OoaZda/bJnsChHcF7KitcrsdO4WAO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MQUQMFDk</text:p>
          </table:table-cell>
          <table:table-cell office:value-type="string" calcext:value-type="string">
            <text:p>$2b$10$onQxZN4k9i7p0Pp8R7RBJec9GxmEPuppFJk4iY4GdmDGv8RFStk.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NJDAEDCL7K</text:p>
          </table:table-cell>
          <table:table-cell office:value-type="string" calcext:value-type="string">
            <text:p>$2b$10$XrMUKwOkI/LB9/iXINq3sOK4UacdZiITDziOCoMRWdphgvTxMrw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po0q33KhT</text:p>
          </table:table-cell>
          <table:table-cell office:value-type="string" calcext:value-type="string">
            <text:p>$2b$10$TACadrGUK4ErD8bIhwLyMeNfja//Wd2jKArrOSY1SKflJzRGXLo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ZikRi9xU</text:p>
          </table:table-cell>
          <table:table-cell office:value-type="string" calcext:value-type="string">
            <text:p>$2b$10$b/ySHwXuB3OV2j8/0dCB7Oz.tAn65vxpsXjWVWzHalU52ZIybfk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mccce</text:p>
          </table:table-cell>
          <table:table-cell office:value-type="string" calcext:value-type="string">
            <text:p>$2b$10$TU5sWCIlkjOPy2dOJ.evxezGg0BVhMMrINfdXEA0VOzWlxrxnYv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INvqdyCp</text:p>
          </table:table-cell>
          <table:table-cell office:value-type="string" calcext:value-type="string">
            <text:p>$2b$10$v7pj1.SSVRdzzgpeADsWaOwa1lErnySPsHhcp6Lh3BEw5VnPIjm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449dWUN34</text:p>
          </table:table-cell>
          <table:table-cell office:value-type="string" calcext:value-type="string">
            <text:p>$2b$10$JH5IbcUBAozMBka9Kt4dnO2TkFzfFyiEnpuI4faE9/O1MyQnVkC4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DI6UBp</text:p>
          </table:table-cell>
          <table:table-cell office:value-type="string" calcext:value-type="string">
            <text:p>$2b$10$ndtt7DeX1Dt7hCMSKVki.efKjK3LQs2Bbi69806zz4JyC7o72Z3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2AhvXbCm</text:p>
          </table:table-cell>
          <table:table-cell office:value-type="string" calcext:value-type="string">
            <text:p>$2b$10$ClhRh1QxvTgfKHuL6ElW8uabf9eLUS8jZgMS681b.xQHBfM1LFY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qC6eH4rxzW</text:p>
          </table:table-cell>
          <table:table-cell office:value-type="string" calcext:value-type="string">
            <text:p>$2b$10$t/K7HB6Ou6KlTAhT30p/m.FBUu1pV4oyr.Bmvzhmp6bm.hzwFx3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HD1HuI</text:p>
          </table:table-cell>
          <table:table-cell office:value-type="string" calcext:value-type="string">
            <text:p>$2b$10$rvGJAtDSpotXwkeAIrL5Y.QynV0sotUNKy2oNeNGaJ0hL0cMB0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GlRfU</text:p>
          </table:table-cell>
          <table:table-cell office:value-type="string" calcext:value-type="string">
            <text:p>$2b$10$LnX4OffHRzTiiHfOVfb/j.9PbJmIcc1jKsDBO0VmBWqiKXIvyA4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4L1r6l8CzG</text:p>
          </table:table-cell>
          <table:table-cell office:value-type="string" calcext:value-type="string">
            <text:p>$2b$10$n1sp/APepApDeu2mjeTNi.vYDh3SdKCMLA4ImLMHSs19vGUUrp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9VI8dh</text:p>
          </table:table-cell>
          <table:table-cell office:value-type="string" calcext:value-type="string">
            <text:p>$2b$10$0m4ARxPgx0cKQoKVkOwswOF9Zw71/eLn9IhGfHCRnupBEaOpDF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elHh74</text:p>
          </table:table-cell>
          <table:table-cell office:value-type="string" calcext:value-type="string">
            <text:p>$2b$10$MNNouoyj9OROr7kbfBAK1.wF/MVifWIFqgq/RY73cGmyYcgLcqUZ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N0X3G9GZ9</text:p>
          </table:table-cell>
          <table:table-cell office:value-type="string" calcext:value-type="string">
            <text:p>$2b$10$6PLHWuALIFqdtWccljOAmOa8KA7bkusS/gTTl/9iDE0r5l2iLtG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O0loOc0gVH</text:p>
          </table:table-cell>
          <table:table-cell office:value-type="string" calcext:value-type="string">
            <text:p>$2b$10$1L63aRyOuqtQYTWj4h0.nO/RCRM68Y3Hqdg7YgKWrzO8Oo5CTR2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j0OnWzXQ</text:p>
          </table:table-cell>
          <table:table-cell office:value-type="string" calcext:value-type="string">
            <text:p>$2b$10$YAb0hKQfgfQPpSaxJFgtwO7MWvIVi6uYOG5rxmnyI5ye/zGAU6O9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22PVYCs</text:p>
          </table:table-cell>
          <table:table-cell office:value-type="string" calcext:value-type="string">
            <text:p>$2b$10$KBrV3pG7Zf.aErHgoQfrauQBQ.BDAUT7di4xb6pkev6gp6EhzGM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erhCNC2c</text:p>
          </table:table-cell>
          <table:table-cell office:value-type="string" calcext:value-type="string">
            <text:p>$2b$10$Mr3ErRPwjzK0NWmH1NIvJOqP60XJJe48mH7h1ip0fDlQlDf7vdT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Xded</text:p>
          </table:table-cell>
          <table:table-cell office:value-type="string" calcext:value-type="string">
            <text:p>$2b$10$PwDXZEoGUtBVwMjdLiCLa.4dFCCBxAnK.hZDgIv8yKTXRF/A2Fy1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i50WRbtp</text:p>
          </table:table-cell>
          <table:table-cell office:value-type="string" calcext:value-type="string">
            <text:p>$2b$10$vqD5UVFtBWroTb5.mcK0h.VlC.LkgZgLPfeh6hENt8gqtzV1JBu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FeryT</text:p>
          </table:table-cell>
          <table:table-cell office:value-type="string" calcext:value-type="string">
            <text:p>$2b$10$JSi4aq5h1jg8m94EiFRSC.9GjR2d6Yc5S1emccV2QqKZXQQuPXc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Frqp2fyQ</text:p>
          </table:table-cell>
          <table:table-cell office:value-type="string" calcext:value-type="string">
            <text:p>$2b$10$WZ3JC4BOxUMjWd8NTfDcgeYxmZJ5Ph8iDcTcWGHnmXKDYvk5J2B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HBaIRbfP</text:p>
          </table:table-cell>
          <table:table-cell office:value-type="string" calcext:value-type="string">
            <text:p>$2b$10$u88BAt4kiGQ.jPrzldPdl.04djm0sOh6A0wD8LbMSjINH22DkQv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bvkZZ</text:p>
          </table:table-cell>
          <table:table-cell office:value-type="string" calcext:value-type="string">
            <text:p>$2b$10$IfZApkzBlFWpTclo1XEoCeVD6XeB/poUFctoqfVN9n3KLA5AcG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tHWVQ</text:p>
          </table:table-cell>
          <table:table-cell office:value-type="string" calcext:value-type="string">
            <text:p>$2b$10$OPM3qtVzZDgQokg4WFQgK.p1M5zI8MX7r2HRlShawCW4z8eoMbz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30YZ</text:p>
          </table:table-cell>
          <table:table-cell office:value-type="string" calcext:value-type="string">
            <text:p>$2b$10$IzocACiMLssXtYMVzcbaLO7p5SkRFisxsdb4R3cWnCh1541Is3z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BhvA0</text:p>
          </table:table-cell>
          <table:table-cell office:value-type="string" calcext:value-type="string">
            <text:p>$2b$10$jAYE.yOkC6IA8BslLFNTC.tMioSBAWZS7afMOA0MpF8U.m1430sr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8Jd8sRX3p</text:p>
          </table:table-cell>
          <table:table-cell office:value-type="string" calcext:value-type="string">
            <text:p>$2b$10$Tqw7PU0w1rzHYgPGcylirerr1tXHjM//MKfaMx0VXpaFwWqZy6T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nZwbn</text:p>
          </table:table-cell>
          <table:table-cell office:value-type="string" calcext:value-type="string">
            <text:p>$2b$10$NmHhS.PPHFEMKD6x9Xuv7eN3RGBQDUTJ6Y60ZQoMYOLDiJhgzmL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WD9MdVrjQ</text:p>
          </table:table-cell>
          <table:table-cell office:value-type="string" calcext:value-type="string">
            <text:p>$2b$10$qBaFDGfUg8ltSYnkhy7k4.iL1BG9cpEKje.1F.6hp8lbxBEx0OR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YihrGjU</text:p>
          </table:table-cell>
          <table:table-cell office:value-type="string" calcext:value-type="string">
            <text:p>$2b$10$pa/w.yAF8Ttof3Jq.iDyPO6w.ThGLThrzaRQ0IF1TlyS.nXvdoD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bZfp7w</text:p>
          </table:table-cell>
          <table:table-cell office:value-type="string" calcext:value-type="string">
            <text:p>$2b$10$rs0QBaPIBH2iuvmqeuF9bOgWKC/JQef/d30toN0//Vl2SUFK0xp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cJsV7f5w</text:p>
          </table:table-cell>
          <table:table-cell office:value-type="string" calcext:value-type="string">
            <text:p>$2b$10$WBi7nY/6s6pEClPKB3DPT.4TncEAafD3vCH6Q2jQTlooBDKhj9j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qJAFwi</text:p>
          </table:table-cell>
          <table:table-cell office:value-type="string" calcext:value-type="string">
            <text:p>$2b$10$1geKLREjfqtCF5MVM6466uJl6IZGtwAKHj/rdo.BInEtLtN73BN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nsvTMbNe</text:p>
          </table:table-cell>
          <table:table-cell office:value-type="string" calcext:value-type="string">
            <text:p>$2b$10$dLA20S4lTSXogRqeseAzDe1z.PrN7.9oIASswfET4b0jSzB9kOT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6TtEwzLAb</text:p>
          </table:table-cell>
          <table:table-cell office:value-type="string" calcext:value-type="string">
            <text:p>$2b$10$UbpXfLXP6jZOxzORdamiYOzhkOfo3p9b3JzyLn3iAL0ej4qOR.NV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vWKvJrG8m</text:p>
          </table:table-cell>
          <table:table-cell office:value-type="string" calcext:value-type="string">
            <text:p>$2b$10$OaGFXKJHg/GjpiYqXJCBHOp6MgcWW2tuTV7VPZOOEhbIzTMRcYmW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U1lgJ</text:p>
          </table:table-cell>
          <table:table-cell office:value-type="string" calcext:value-type="string">
            <text:p>$2b$10$Fo/B0b8zdHhUdZhEbt33Y.fesm.Zwusjf8i6387MyWnn2h27kNN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w1MqJ</text:p>
          </table:table-cell>
          <table:table-cell office:value-type="string" calcext:value-type="string">
            <text:p>$2b$10$SgPl6yMrJ5q7yGBkS7LX4eQhHHjT9Hsjf5S3FyvAfAz3dmpXl2v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2HiTKSi8</text:p>
          </table:table-cell>
          <table:table-cell office:value-type="string" calcext:value-type="string">
            <text:p>$2b$10$Pusm2SYPo0cmSeeantcZ5OkcxtzvIlGd/HYNrOSEGogPwVWd5XJ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TdX67ov</text:p>
          </table:table-cell>
          <table:table-cell office:value-type="string" calcext:value-type="string">
            <text:p>$2b$10$76nUWSLn8Mzo/b7v8oByHutGLcGaYKrHOPTDZQgMGNtEG6jePUM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fnQr9c</text:p>
          </table:table-cell>
          <table:table-cell office:value-type="string" calcext:value-type="string">
            <text:p>$2b$10$2XN0rxgqMIdK/3uWvSSF4.vHWP6FTwmVxBNDkPriX/Cdc8BhoqK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dvuQ6zQAl</text:p>
          </table:table-cell>
          <table:table-cell office:value-type="string" calcext:value-type="string">
            <text:p>$2b$10$7BzzQIGdZ4O2ef44i3N5T.61UAwpee18.n2.Fp5tG5q2KU2/hfQ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7Azd2v</text:p>
          </table:table-cell>
          <table:table-cell office:value-type="string" calcext:value-type="string">
            <text:p>$2b$10$AzOT3nEbdH1yZoGrzW7.OuEfozo7v0LR/B.hFDILr2qxRd11Mfp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WcZUI</text:p>
          </table:table-cell>
          <table:table-cell office:value-type="string" calcext:value-type="string">
            <text:p>$2b$10$N/hG2RNYV0m.43D/mYJgl.AiUVvhZSVze4XoVI6XtPF.banXUMy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3uK6SzrRFd</text:p>
          </table:table-cell>
          <table:table-cell office:value-type="string" calcext:value-type="string">
            <text:p>$2b$10$gwNe4Z5KfYqQfjf/rzyBG.0tRUmk5524ZdhKlKgnI0k3By9GK5O2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8mQDqBWWNI</text:p>
          </table:table-cell>
          <table:table-cell office:value-type="string" calcext:value-type="string">
            <text:p>$2b$10$4BYKxSicD/FNFs4ESBLT..gMr0o1wqTk2RwkmBckfpapC3bECxU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6847EIN</text:p>
          </table:table-cell>
          <table:table-cell office:value-type="string" calcext:value-type="string">
            <text:p>$2b$10$Mc8irPJKbBu8ZoIcienJfuoga2wRDS.zClJzTc0WF3uSJfmKTY3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1bVOQPi2T</text:p>
          </table:table-cell>
          <table:table-cell office:value-type="string" calcext:value-type="string">
            <text:p>$2b$10$Yb/j9jHdahCL8RFhIN.eDeJdgGnWeIe3b6pnGW/jSP4/vgm1t03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PF3gu</text:p>
          </table:table-cell>
          <table:table-cell office:value-type="string" calcext:value-type="string">
            <text:p>$2b$10$P48n2yYsptuQXmHTMJ8c/OkL8K61g88bx.EglZkT0E0qq4KNFUr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lLijlzg5</text:p>
          </table:table-cell>
          <table:table-cell office:value-type="string" calcext:value-type="string">
            <text:p>$2b$10$GoUGOA7a7qqMunlMEmzLNe1jYBcDd3cVQtJ1w5vXh1f3DZW4DI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9eeQk</text:p>
          </table:table-cell>
          <table:table-cell office:value-type="string" calcext:value-type="string">
            <text:p>$2b$10$pk6/D3WtTyTADNhnmuBj/OVcAW6eQFPzzgPZz8LaEh3gNpqnH1m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q9lHWYbL</text:p>
          </table:table-cell>
          <table:table-cell office:value-type="string" calcext:value-type="string">
            <text:p>$2b$10$iFGnYIBkE8sPDLldVBQ3Kef.MUE8HUbCAJHT3Oedmg5HPz6WJZl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bHfNpJTYKi</text:p>
          </table:table-cell>
          <table:table-cell office:value-type="string" calcext:value-type="string">
            <text:p>$2b$10$g9BqPaNQPCq0e4PalgntwOPbyYJqtoFwRikg/IeZe29j7gf.erU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QF57YnGwUE</text:p>
          </table:table-cell>
          <table:table-cell office:value-type="string" calcext:value-type="string">
            <text:p>$2b$10$2aKETrgWw84N6y3jQ0w3De0ncDwdHfNR2EevXjOHzL5UGHgDwU4s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JVQyY06czD</text:p>
          </table:table-cell>
          <table:table-cell office:value-type="string" calcext:value-type="string">
            <text:p>$2b$10$AE0IbB3c06WlD0nIh/EmN.ON9KCKiFGlV7yTk5oN22Z6mKiKnB.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DuqkXtXHbc</text:p>
          </table:table-cell>
          <table:table-cell office:value-type="string" calcext:value-type="string">
            <text:p>$2b$10$kVKB44tEzH4ahDQ1i/uTFOeIieE64CoTa4lo85e/dHKLYLFifxy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fQDipuu</text:p>
          </table:table-cell>
          <table:table-cell office:value-type="string" calcext:value-type="string">
            <text:p>$2b$10$n3OEdKwar7NEDjs66aLbsOnoOvIVrF0FaSfxcTM4HMWANMT2cH4/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NJrn</text:p>
          </table:table-cell>
          <table:table-cell office:value-type="string" calcext:value-type="string">
            <text:p>$2b$10$GXYmufoklde1M5c6RK4nKOhqx8RmNA2a/L2440kUfzf/jdYOOen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8z9xE</text:p>
          </table:table-cell>
          <table:table-cell office:value-type="string" calcext:value-type="string">
            <text:p>$2b$10$sSmgDkrz0nI1F18Jp0MqeO/mTp8dvU5uhJsrn9N4Cw3a0SXy6EQ/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aNWNRsm</text:p>
          </table:table-cell>
          <table:table-cell office:value-type="string" calcext:value-type="string">
            <text:p>$2b$10$xexYwyiHXgFBPXokPpjdVOaep9gyfLP9LgYk3rCsdrdcdivTnRf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acOKD0hGsf</text:p>
          </table:table-cell>
          <table:table-cell office:value-type="string" calcext:value-type="string">
            <text:p>$2b$10$Qj1wJfHc7KK/aM2hf5py..XBsNrAB5m1eYWlJifsdz/kqPowUMH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FS6ho44S</text:p>
          </table:table-cell>
          <table:table-cell office:value-type="string" calcext:value-type="string">
            <text:p>$2b$10$v0DwrMa9xK8mhv4Q9xNuAe1B6NC4uyJQp5GDLCHPK4ZpRn3DzEH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F5srmR</text:p>
          </table:table-cell>
          <table:table-cell office:value-type="string" calcext:value-type="string">
            <text:p>$2b$10$.Ojsb8.AlDkPIunhjvm9E.NypVyWWs4vvdUJBsyqHin54hVq.8l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Q2DB</text:p>
          </table:table-cell>
          <table:table-cell office:value-type="string" calcext:value-type="string">
            <text:p>$2b$10$wzSmM6BRom9dI3jig9kcrOdR1QFUzeEO5/aZzv37uvaQ/Bc9gBs9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syLO</text:p>
          </table:table-cell>
          <table:table-cell office:value-type="string" calcext:value-type="string">
            <text:p>$2b$10$W8KBlZ45RkDMV09p8hEL4.70PUTdMmdBX7AAlJy.83uXstz7cNs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mVJl</text:p>
          </table:table-cell>
          <table:table-cell office:value-type="string" calcext:value-type="string">
            <text:p>$2b$10$tl6grOIzn8Yx9gjM6D2Tce9eZs8OGMWnjqmIMkSaZBahDoi9x7y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dYpGNxQ</text:p>
          </table:table-cell>
          <table:table-cell office:value-type="string" calcext:value-type="string">
            <text:p>$2b$10$4BxcBdHR34HuEwTWqbBkm.B6HHAR7ec5n.mTlwM8f3NDbCGXD0W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ubs7rd6</text:p>
          </table:table-cell>
          <table:table-cell office:value-type="string" calcext:value-type="string">
            <text:p>$2b$10$Mzl/5noiRLIa1lWTS4oMZuuwdIYudANO.0fUFL1qs69xlQxnCVXQ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kB157o</text:p>
          </table:table-cell>
          <table:table-cell office:value-type="string" calcext:value-type="string">
            <text:p>$2b$10$4DfgZrXlLK/5M7bCl/F0dOT1Ubl/qybhHa.XrMTrV48BDlEFeAx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H6o</text:p>
          </table:table-cell>
          <table:table-cell office:value-type="string" calcext:value-type="string">
            <text:p>$2b$10$.ACm8nujHUSw4mFR/CGJz.rn3ssEbDB7nX.zWXlJQXFYo5JUU8O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y77Nl</text:p>
          </table:table-cell>
          <table:table-cell office:value-type="string" calcext:value-type="string">
            <text:p>$2b$10$cazENGUApaWg.z7k1/1bLezm16.N/UDWRq1rl8yhwf9Xb9t.D7b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bY0rqPryhW</text:p>
          </table:table-cell>
          <table:table-cell office:value-type="string" calcext:value-type="string">
            <text:p>$2b$10$KLCKxs1aHBeTjBf5LKkfxeYYvbCck84nplzNLycDd95zuqNTS6C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AAb</text:p>
          </table:table-cell>
          <table:table-cell office:value-type="string" calcext:value-type="string">
            <text:p>$2b$10$tyuaxRpTjzLncBebRr1sM.8qA0cGruEuAWaltsPf/pbMnIo4g9H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PpqP3tm</text:p>
          </table:table-cell>
          <table:table-cell office:value-type="string" calcext:value-type="string">
            <text:p>$2b$10$5BME910a6pjGPTtEDEigu.2zEkfMJrxVOe7Yyry/QklZ223xJX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fs8tkCT14</text:p>
          </table:table-cell>
          <table:table-cell office:value-type="string" calcext:value-type="string">
            <text:p>$2b$10$riYnuoLllaqFI0ntxJ.DEOUv6wuCkvizGesDbiW2z1dtXesKaPS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u5MD8WLEpl</text:p>
          </table:table-cell>
          <table:table-cell office:value-type="string" calcext:value-type="string">
            <text:p>$2b$10$814AqgdEQp6hToJ5OpVhBeAYOoKkbY.TZ/nQBfOmbaG.jj1fpSl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W93or0IBd</text:p>
          </table:table-cell>
          <table:table-cell office:value-type="string" calcext:value-type="string">
            <text:p>$2b$10$CSySj6O2/0BuXM2KwxyAxOtaXHdGvW7B2xeW0w1i26P3JCqQVPK8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Z8N4xWTv</text:p>
          </table:table-cell>
          <table:table-cell office:value-type="string" calcext:value-type="string">
            <text:p>$2b$10$0TDPAiCRa5sYW3cDhHn.Zehguf8XjMtxR/d.WlhsO6oDr9iUOh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Jxtm5xOoD</text:p>
          </table:table-cell>
          <table:table-cell office:value-type="string" calcext:value-type="string">
            <text:p>$2b$10$JT24GayNbWDLC9zPaXO6BOsK3ib2f2qL75jpLrBdhyFfK/RAkNF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11sFi4</text:p>
          </table:table-cell>
          <table:table-cell office:value-type="string" calcext:value-type="string">
            <text:p>$2b$10$DW8LBRdWscHbm2ziJXf9kermv7J.dlDg9y.LTGkQgo0aCZdyp4o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kBPA0P5mm</text:p>
          </table:table-cell>
          <table:table-cell office:value-type="string" calcext:value-type="string">
            <text:p>$2b$10$yWkmXIYXQQnW2nvqnmgpgeibTEUp866CNYiIHJ4HXMZ7PNs.AF6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mSbRy</text:p>
          </table:table-cell>
          <table:table-cell office:value-type="string" calcext:value-type="string">
            <text:p>$2b$10$uGM.32RtNmWSeWVWRj/57uZcOZ4xZEhzpDo2FsIzo/paNSbymqXX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wo23qhvmDj</text:p>
          </table:table-cell>
          <table:table-cell office:value-type="string" calcext:value-type="string">
            <text:p>$2b$10$xYORnMJCAaHVtCd0E0qkieyigJXkQvDRYXGzIVTOo4jLFpZ5LF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gy52h</text:p>
          </table:table-cell>
          <table:table-cell office:value-type="string" calcext:value-type="string">
            <text:p>$2b$10$SojRvboSYqP/9Qf//b7BgORqi2uBK4Qs8Vlv3M7fc6ZjvVRX9ok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q1lMVQAs</text:p>
          </table:table-cell>
          <table:table-cell office:value-type="string" calcext:value-type="string">
            <text:p>$2b$10$t/f3wzYDPXabKGxAMo7dhusaEBzgh8JUlQmh/7w1jz7EHbX9cCi/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GqHMkVq7</text:p>
          </table:table-cell>
          <table:table-cell office:value-type="string" calcext:value-type="string">
            <text:p>$2b$10$HV935129Ynrjx6ID4TZckurooZ7jhGomVVM9spDFDPSVHlDgAl4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USCv98BebS</text:p>
          </table:table-cell>
          <table:table-cell office:value-type="string" calcext:value-type="string">
            <text:p>$2b$10$8RG7fCF0dQ0vxk0JRhaVu.wvO9Ap9VW4v2YrDjL5kKRwxnaLX4i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jc7GXb</text:p>
          </table:table-cell>
          <table:table-cell office:value-type="string" calcext:value-type="string">
            <text:p>$2b$10$eee6y3a.wMc6CqQ9pUqX2uAw3C93aPkAMRwKOBlGR/bclxy0owU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rvYszl</text:p>
          </table:table-cell>
          <table:table-cell office:value-type="string" calcext:value-type="string">
            <text:p>$2b$10$toyqUUeHZIjPO6lJRIOpmuC33H5s9q.QDAC0q0OidAKvQwV7otT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QtC238</text:p>
          </table:table-cell>
          <table:table-cell office:value-type="string" calcext:value-type="string">
            <text:p>$2b$10$RO9tm2JLK46to/diZ8GGr.ztjfxQ2StkWbHiZiHFQ0/.TiKLF3Q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6NpxUT5yQO</text:p>
          </table:table-cell>
          <table:table-cell office:value-type="string" calcext:value-type="string">
            <text:p>$2b$10$TcwFyv2BgwjQz.58yEt5sOprpJNaZ9uBYC.6IN.XZPyu939EDU2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43p3kvn</text:p>
          </table:table-cell>
          <table:table-cell office:value-type="string" calcext:value-type="string">
            <text:p>$2b$10$MlWRlfXpB3uXA1m4VKqqvumkdZuaPf5CrYew.dldTWM4bVTutC/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igsg9h</text:p>
          </table:table-cell>
          <table:table-cell office:value-type="string" calcext:value-type="string">
            <text:p>$2b$10$zItQcS1U32c/c1Ec73IJY.xW4APo7m6tdnMCdCJgRBJ.9nFGr5i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7v8IToBU</text:p>
          </table:table-cell>
          <table:table-cell office:value-type="string" calcext:value-type="string">
            <text:p>$2b$10$iwmPMcDZ40M3KljJn1jnf..KBljKT8q8zCc4T3PKw6hw8aXTSut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XdFka</text:p>
          </table:table-cell>
          <table:table-cell office:value-type="string" calcext:value-type="string">
            <text:p>$2b$10$4sLInPbP0TanMtJdGDJ6RulOkPB9PhwABqfWaVDwh/PvOQT6McA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HPZuywkA</text:p>
          </table:table-cell>
          <table:table-cell office:value-type="string" calcext:value-type="string">
            <text:p>$2b$10$2dBzE5bWhYO/TU5mKg6FZeeb17DfK3wO4OJUZ/Qa/zoQu8QLyzn8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RvZFciADT</text:p>
          </table:table-cell>
          <table:table-cell office:value-type="string" calcext:value-type="string">
            <text:p>$2b$10$DyHtQJdljT6JBvRLqtqqBOLKS9DWaM.icPXZJM.99dZvFYDywl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pmVTJ</text:p>
          </table:table-cell>
          <table:table-cell office:value-type="string" calcext:value-type="string">
            <text:p>$2b$10$G3dldUu7UxAA92ErJu/lluhF1SFdz6BcEWGyH2vyZP4O.lkg4I0O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MCip</text:p>
          </table:table-cell>
          <table:table-cell office:value-type="string" calcext:value-type="string">
            <text:p>$2b$10$dCkiFHCR12GWXX8HfRb8jeMFiGBBGjMatXgQFNAKIhAsd663nme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XOPCsQ3O</text:p>
          </table:table-cell>
          <table:table-cell office:value-type="string" calcext:value-type="string">
            <text:p>$2b$10$a57DzmeA6i2XKuNxF8aKIepa9rsu7eBtg.l3YKsIfkUTGG9UNga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7BJRks</text:p>
          </table:table-cell>
          <table:table-cell office:value-type="string" calcext:value-type="string">
            <text:p>$2b$10$7XMCclUCOln6e3neHLA.1eVIunsXBz0HmWQeq2KGBf.LmlftaU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6Djtua</text:p>
          </table:table-cell>
          <table:table-cell office:value-type="string" calcext:value-type="string">
            <text:p>$2b$10$XnvRT0ohH6g9opzYSu4M9.UBzJIMUQ1RZqNJviZ8tPkR9R73fO5s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FjchGQSlI</text:p>
          </table:table-cell>
          <table:table-cell office:value-type="string" calcext:value-type="string">
            <text:p>$2b$10$kijoaSufecHZijtlXB/ndOgaBwEa3hR6PUMJuLesxtMKfRDyrFO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tVHPx</text:p>
          </table:table-cell>
          <table:table-cell office:value-type="string" calcext:value-type="string">
            <text:p>$2b$10$rFQ1sP72gRqfbHg4putaN.CxVEz0xoyGypA3f5C7zlmdbxMIP8c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RFkVHVJs</text:p>
          </table:table-cell>
          <table:table-cell office:value-type="string" calcext:value-type="string">
            <text:p>$2b$10$b05Zn/OPgiMKYNzBpXZiieSFUqQLFZN9mO1uYE4R5pZu9Xhjxsd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Uh7hWOe77</text:p>
          </table:table-cell>
          <table:table-cell office:value-type="string" calcext:value-type="string">
            <text:p>$2b$10$Opu92J26FY6swxvsuB0u9OC.R.yOW9nsb/4cYkw4zhaGEvO2WTX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hd0LxxcEh</text:p>
          </table:table-cell>
          <table:table-cell office:value-type="string" calcext:value-type="string">
            <text:p>$2b$10$vjONN5G/VZ9TEOqZjhc4FOZjXAcsKvGeMNVjGc6b/cYN2.NAz1K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eBvQS2ti</text:p>
          </table:table-cell>
          <table:table-cell office:value-type="string" calcext:value-type="string">
            <text:p>$2b$10$SklyKhYWXc/1uy6qoEOstOs9d/qmkh/FolLoVn4vk8WEfHZOMbc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aATHoQ</text:p>
          </table:table-cell>
          <table:table-cell office:value-type="string" calcext:value-type="string">
            <text:p>$2b$10$gOHgGMYr6svCSGhc.lEBp.g4qJx.tpyK.xQiSWGoYw5f.8JQ21U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5jcw1oWEW</text:p>
          </table:table-cell>
          <table:table-cell office:value-type="string" calcext:value-type="string">
            <text:p>$2b$10$1UUPJhiHEJV8o.aaID6hyehlo6gePgbMye/GRjTny9jEe7ge5/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zvGEDk</text:p>
          </table:table-cell>
          <table:table-cell office:value-type="string" calcext:value-type="string">
            <text:p>$2b$10$TrwUAiAJ2Zyw/llMpEIEoO1WCMWkCZMh1jH8kpkyLG12l/eUuTp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AHIvRFMmNA</text:p>
          </table:table-cell>
          <table:table-cell office:value-type="string" calcext:value-type="string">
            <text:p>$2b$10$Gs37ifdFr3FhNKcmPDJvJOnjY/nTKlqpl7Jr7zbXv6GkNauSM2G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0TAX</text:p>
          </table:table-cell>
          <table:table-cell office:value-type="string" calcext:value-type="string">
            <text:p>$2b$10$12an4IwXFIceXpxcj.2mI.QRF1Ld6RuA1pB0.jlf4lBqiD.DmSQ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3iMxM</text:p>
          </table:table-cell>
          <table:table-cell office:value-type="string" calcext:value-type="string">
            <text:p>$2b$10$6ECFionFZHzdrS/Gli0cdeACCuY1EVy2aWKIP90UpTwVamtdXC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7BRYCd</text:p>
          </table:table-cell>
          <table:table-cell office:value-type="string" calcext:value-type="string">
            <text:p>$2b$10$X6GLYj.Z.QDJlxc7kS7hzeVUt769/SIx1EGVg451DkZeDOyA./V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G4oozabOH</text:p>
          </table:table-cell>
          <table:table-cell office:value-type="string" calcext:value-type="string">
            <text:p>$2b$10$pMfwzXjmUfqaMQx7De5vzO.HvIxTFOcXXusjGQu7EL8vUhO59k3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ANWYXpZOhf</text:p>
          </table:table-cell>
          <table:table-cell office:value-type="string" calcext:value-type="string">
            <text:p>$2b$10$MHrSYZv/QmgLkqJJ23BLN.iKTVIyCGL2WQC5GTSHb3i/pzzVMLc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WjvlrQ</text:p>
          </table:table-cell>
          <table:table-cell office:value-type="string" calcext:value-type="string">
            <text:p>$2b$10$DkBmgXiypjKter0FGqb3ieTqZN5DK761Gu4FV8lry4oMng3xP723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sW9A2</text:p>
          </table:table-cell>
          <table:table-cell office:value-type="string" calcext:value-type="string">
            <text:p>$2b$10$ZNcQNRLu3MvxzN/QxnnRtOAtae9eg5dPWuuCdEOz5q7C/5NxyV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zH2Qtu</text:p>
          </table:table-cell>
          <table:table-cell office:value-type="string" calcext:value-type="string">
            <text:p>$2b$10$qZzP6SL5iuNnmFg6srYHr.R9i2LMU8oA95MioweZWk5dwJ6.SCA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fXsZhSNH</text:p>
          </table:table-cell>
          <table:table-cell office:value-type="string" calcext:value-type="string">
            <text:p>$2b$10$6wAPeN.crQUtV5yY.vSHEOlahntSwx9Iy.kO.pvIX7T4lbiZszsy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n2ZBiT0x</text:p>
          </table:table-cell>
          <table:table-cell office:value-type="string" calcext:value-type="string">
            <text:p>$2b$10$N6.kHNPbqklr.TmZZxuU0ekxhdAbKU6QfvYX2h/ru5O3LgtMg7W.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MxhN4</text:p>
          </table:table-cell>
          <table:table-cell office:value-type="string" calcext:value-type="string">
            <text:p>$2b$10$R.Qcf.BHuPFGkZbQxI/9b.3A1oEDdKBH2mEeMdR6U0fRdo/Qx9/x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Fct1gOy5b</text:p>
          </table:table-cell>
          <table:table-cell office:value-type="string" calcext:value-type="string">
            <text:p>$2b$10$Rfog85NDr3s11/79BqQZtuxhi7EuaNV7SyxS3YOiN8vAupRrevX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NMipR</text:p>
          </table:table-cell>
          <table:table-cell office:value-type="string" calcext:value-type="string">
            <text:p>$2b$10$IFDmR7YW365/HUg.HqYDMuCMMyd2EKGxGKo3RkD8gbOV.43/HkD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XX07IlY</text:p>
          </table:table-cell>
          <table:table-cell office:value-type="string" calcext:value-type="string">
            <text:p>$2b$10$upnHA0sOxed3bBIgSmY.7usWjAoV5nXLUHbOKlwapk7SHLkW.k8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jYRAregLS</text:p>
          </table:table-cell>
          <table:table-cell office:value-type="string" calcext:value-type="string">
            <text:p>$2b$10$TZVyet1p9.C8ztd7DICf1eeDE6pMcVJYDl3.SIDvCU7.jjBHFTh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ZCW6srVCg</text:p>
          </table:table-cell>
          <table:table-cell office:value-type="string" calcext:value-type="string">
            <text:p>$2b$10$cmj2aUusJ.w4OmRSnWI3uOTUKEroT7KXXo3Pr4EcHayS8IHqBde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Cv1LkwYXc</text:p>
          </table:table-cell>
          <table:table-cell office:value-type="string" calcext:value-type="string">
            <text:p>$2b$10$dDALKZuBvIp/0UuhCL9EaeLGG4JHuV9ivAEPmiAlNfTG7XWDsQu6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M647fRen</text:p>
          </table:table-cell>
          <table:table-cell office:value-type="string" calcext:value-type="string">
            <text:p>$2b$10$JPZnaizSjwhvhUIqgGThXu3I1tMu89KAsZIcz0bT1d/Of1pPAgJ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ezt</text:p>
          </table:table-cell>
          <table:table-cell office:value-type="string" calcext:value-type="string">
            <text:p>$2b$10$ZoOM3E1/4oXK/VK//z79u.7FiMwo/gWMVTMhF3uLXEon7qeFZcdG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YygGj3t83Qk</text:p>
          </table:table-cell>
          <table:table-cell office:value-type="string" calcext:value-type="string">
            <text:p>$2b$10$.zWKRk9tPYBe4Vesfer0Eu3P296Gv.mQ3L1qyyU42MRyDG/GfVM2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ag1sH693BU</text:p>
          </table:table-cell>
          <table:table-cell office:value-type="string" calcext:value-type="string">
            <text:p>$2b$10$86pq30YwV2TXCMI9kIqwZeO/lnWXyPt1ur6dUqREt/0h9vavDxL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Q6GaGTNKz</text:p>
          </table:table-cell>
          <table:table-cell office:value-type="string" calcext:value-type="string">
            <text:p>$2b$10$ilQhB/gWdRFjtfKnrDQ5p.sJhsDppBgVXNwel8RNvO.SnSPUkiY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xPCtF4O</text:p>
          </table:table-cell>
          <table:table-cell office:value-type="string" calcext:value-type="string">
            <text:p>$2b$10$qvN4Eilx4lNoyc7z1pjBM.fhqZlMqtnCIEqpT1aRxhjVKHqpjd4L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qjGS5cDNN</text:p>
          </table:table-cell>
          <table:table-cell office:value-type="string" calcext:value-type="string">
            <text:p>$2b$10$kq88avrWQ8xVBrzIcU9BjOS9X3ZFZ6.mDntZ0nQqVIbt0JLFkBJ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xJSmyCp</text:p>
          </table:table-cell>
          <table:table-cell office:value-type="string" calcext:value-type="string">
            <text:p>$2b$10$2Nlf0Ym0A018FaT8sbo3bOR27vcwUdLpAEXVEK7FjAHnL2jmPFW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y1og53zL</text:p>
          </table:table-cell>
          <table:table-cell office:value-type="string" calcext:value-type="string">
            <text:p>$2b$10$JwCX1xMsmcnKD.LfDGOim.oGf4VADpOdwQG78UKj/RtPj2YoK9a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GYjdWlp</text:p>
          </table:table-cell>
          <table:table-cell office:value-type="string" calcext:value-type="string">
            <text:p>$2b$10$YJJXAfhgb/C5h0qGnX0lIO0t9l20He6jZMVDSp.M0FfD1IQR2Wn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mpAASv</text:p>
          </table:table-cell>
          <table:table-cell office:value-type="string" calcext:value-type="string">
            <text:p>$2b$10$geMaW7aVLzIX9lyyefItie7y9w4DtF6hqeCuIfVnn1TBvJH2AzR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NKUpX</text:p>
          </table:table-cell>
          <table:table-cell office:value-type="string" calcext:value-type="string">
            <text:p>$2b$10$7W8JcmrCG09hLx7WkSXMXebciHx/KP6hdHrm0NwWaHPDJoU4r98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2UbnJC7p</text:p>
          </table:table-cell>
          <table:table-cell office:value-type="string" calcext:value-type="string">
            <text:p>$2b$10$2n5Fdm5deQ5XkrzMy.egyuyHTAPiMVWm4ceQIG4o/mdDXyIerSt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3u2V</text:p>
          </table:table-cell>
          <table:table-cell office:value-type="string" calcext:value-type="string">
            <text:p>$2b$10$BB3OCh1jDYNWZ7SGHIfEHu05Zbs8NED1uH2vQlXGzJQutvgk9Fq.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9sICc2198</text:p>
          </table:table-cell>
          <table:table-cell office:value-type="string" calcext:value-type="string">
            <text:p>$2b$10$VwN1LpCT92RNBL1DzRyFSOk0HVNW.mN.vwzpMkiqKxcrE6Arb15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Su9xb6yb</text:p>
          </table:table-cell>
          <table:table-cell office:value-type="string" calcext:value-type="string">
            <text:p>$2b$10$Vit0zvwu/BIutC0hw8jDjuQea5cwDxw/luAyCA06dCjvpwqR4os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Gmo62Jq</text:p>
          </table:table-cell>
          <table:table-cell office:value-type="string" calcext:value-type="string">
            <text:p>$2b$10$IoTElAGzM39N.3T3ZvMHGePYLxiHRMnGpwLvjhxZ0Df1kHiS9l6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G3IZlTBeIP</text:p>
          </table:table-cell>
          <table:table-cell office:value-type="string" calcext:value-type="string">
            <text:p>$2b$10$.UAXDWl2hKWFKjlOJW8vqOSt8HBbrfSjTJEFupUt6zJ/1QwsEZl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Ggb9js9yEg</text:p>
          </table:table-cell>
          <table:table-cell office:value-type="string" calcext:value-type="string">
            <text:p>$2b$10$hJ9LfsBXKoXxW88yBG1D3e4Yg61KSxtv6C66qHEQVOjMUzNA47Z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0GbIUPuPz</text:p>
          </table:table-cell>
          <table:table-cell office:value-type="string" calcext:value-type="string">
            <text:p>$2b$10$THJa78zp512Nsxtkyk/L7.PWk.duOr26tfIZOv6jBRvVNylgCU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6SdIT98zAo</text:p>
          </table:table-cell>
          <table:table-cell office:value-type="string" calcext:value-type="string">
            <text:p>$2b$10$hbI.RKy4sogNaB8wdc0TuOvxHnj9N6HFB4NJf/LszC3TUZn4HP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NSjCveYdEA</text:p>
          </table:table-cell>
          <table:table-cell office:value-type="string" calcext:value-type="string">
            <text:p>$2b$10$ZRvw2zA2Q60rvY8yr2fdIeVJuYEOQCiS/iKHa5WAWpF9/G5Myf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OuO0n5DAY</text:p>
          </table:table-cell>
          <table:table-cell office:value-type="string" calcext:value-type="string">
            <text:p>$2b$10$3ozbLiLlhnJlbIW7gsW8Lu1odVJ51uWMpmQNJT/BHovNF86ITAQF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bWqjM4gu</text:p>
          </table:table-cell>
          <table:table-cell office:value-type="string" calcext:value-type="string">
            <text:p>$2b$10$5.qfW48EScAI1PYZx5JQB.GFoa3WQM/3EV8/5w.g6O5/VCNegyL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XaIq</text:p>
          </table:table-cell>
          <table:table-cell office:value-type="string" calcext:value-type="string">
            <text:p>$2b$10$D0qMKhnSt2.iqGIsWvc8P.lSs6OoZwPmHiCgmkCN./vkOUi2D18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5SL3BMv7</text:p>
          </table:table-cell>
          <table:table-cell office:value-type="string" calcext:value-type="string">
            <text:p>$2b$10$ICx6x0oNBBa1UmErWE6Cfu.HWoKKedtVYaBM5KE.SRmA1Z/eNW/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JmDnwMlir</text:p>
          </table:table-cell>
          <table:table-cell office:value-type="string" calcext:value-type="string">
            <text:p>$2b$10$G9a9z37427TY3JG.pWz.Buxc5QGNHSIQRbntEhCyPuML6ZJrrho2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DTZvCu0</text:p>
          </table:table-cell>
          <table:table-cell office:value-type="string" calcext:value-type="string">
            <text:p>$2b$10$DAIuhmZ2/uvJ3eX7nXAleOSw4RglvmaFmp3MdEQ6SYHhlSq5dwF/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7Weleh2Z</text:p>
          </table:table-cell>
          <table:table-cell office:value-type="string" calcext:value-type="string">
            <text:p>$2b$10$cyUsDhAE6YZxdx2j9bPyDOxXvr.cO2CSu/kJB5zuc4piWjakVP.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uDXZIU</text:p>
          </table:table-cell>
          <table:table-cell office:value-type="string" calcext:value-type="string">
            <text:p>$2b$10$.gouanLSVXbqMjbtKTVzw.7t27XMykNS4c53kuBgy5GXnlXfy8uu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E3hWhSg</text:p>
          </table:table-cell>
          <table:table-cell office:value-type="string" calcext:value-type="string">
            <text:p>$2b$10$0sO32a.ktJHQEsE.9pdjJu6MQ7U6SOi2l/UTObYbVxQE0CqK2ui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yO5b</text:p>
          </table:table-cell>
          <table:table-cell office:value-type="string" calcext:value-type="string">
            <text:p>$2b$10$ARpzQdNdFbn80MUDzk3R.uI4bLQaf58wGWUYll7QEbiLoGjlTq5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kQoyc</text:p>
          </table:table-cell>
          <table:table-cell office:value-type="string" calcext:value-type="string">
            <text:p>$2b$10$aBDUgstztE35trtRtE/Jhu4r7aAhGMKFefO.sW7KLai.j/b6BAX.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dN19ZxJ</text:p>
          </table:table-cell>
          <table:table-cell office:value-type="string" calcext:value-type="string">
            <text:p>$2b$10$7MofSIRwF4ppTm8Vje0ml.6ZENGtJJ/8gBBplERhVBCr18P4bGI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kfa1Kc8A0</text:p>
          </table:table-cell>
          <table:table-cell office:value-type="string" calcext:value-type="string">
            <text:p>$2b$10$nRUXuIGvJACzLYrz7JRZzOUuFIMIKfHVlKCRYpstuOyVbRVHeYw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beP1velD</text:p>
          </table:table-cell>
          <table:table-cell office:value-type="string" calcext:value-type="string">
            <text:p>$2b$10$rjEPtWldR0.wPU24.2g5S.MsWxMxKGPnTQT8rfsdGV7ABsgDlCw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tktbeC3B</text:p>
          </table:table-cell>
          <table:table-cell office:value-type="string" calcext:value-type="string">
            <text:p>$2b$10$V//rew07TQ4z6TY7quc2U.RMZYWr5E/Hc6RG1z2nQlnUi9zJYlZ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rL4SWTLwl</text:p>
          </table:table-cell>
          <table:table-cell office:value-type="string" calcext:value-type="string">
            <text:p>$2b$10$4smgCJkff3dg7bWs0u1ca..eapok5M8yJ5PQAkhtnsv9UTVhDkr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yUJy</text:p>
          </table:table-cell>
          <table:table-cell office:value-type="string" calcext:value-type="string">
            <text:p>$2b$10$hoS63/pXcT4Nxt4LWPdwo.Zk/WuMBVUogDNq9z1XPFN.HfZFQGQg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whwY</text:p>
          </table:table-cell>
          <table:table-cell office:value-type="string" calcext:value-type="string">
            <text:p>$2b$10$UBK4kBrZE3xG7.nt0EvoDOfn5.vmoS65BYcepvpmW7qIAAyVpPwMq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^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n@sean-virtual-machine:~/Projects/UltimateTeam/api/Utils$ node utilities.j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ected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zctZ6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sean/Projects/UltimateTeam/api/Utils/utilities.js: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bcrypt.genSalt(10, (err, salt) =&gt;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^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ferenceError: bcrypt is not defi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at bcryptor (/home/sean/Projects/UltimateTeam/api/Utils/utilities.js:31: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at /home/sean/Projects/UltimateTeam/api/Utils/utilities.js:22: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at Array.forEach (&lt;anonymous&gt;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at Query.onResult (/home/sean/Projects/UltimateTeam/api/Utils/utilities.js:20: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at /home/sean/Projects/UltimateTeam/node_modules/mysql2/lib/commands/query.js:86: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at processTicksAndRejections (internal/process/task_queues.js:79: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n@sean-virtual-machine:~/Projects/UltimateTeam/api/Utils$ node utilities.j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ected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zctZ6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JgpHeZ9M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RB0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FQEfiZC2y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HiMdZ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yGYH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OO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wOkvovK2wv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S11aWmKiS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0GmyfKSL2L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QzAbM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gTFuhS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cYo8SaDhs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USoL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7Fqscs0Bw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VG64k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mStC5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TOoDU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jDkQ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bFir1ZDH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jiY681EBx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GiyW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Go0Lj85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gXB3H6Hb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jha27bm0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csSz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B2AYOlGX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v6PyO7Td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9dW0O2vBpx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Doe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yIXQbINV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ndKg43Wu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ZspDlZk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2ID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zRDhdmbo5V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GH3KgCwiZ8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KiOy4UBYo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fGmbH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fiD0BNWn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CJF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lSXhv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VYqHn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26w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T0wg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gxQ3eIbwl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z0Q0h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oSr2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Sp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1vtLN6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56xB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nvopHnYwS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Gt5q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UE5lcI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06IY4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nE7N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wXmyW7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v36ey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z4LLBZHaT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m4v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jrM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c2QfHzhGcn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QIBdMKl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w19ROS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GSjVcS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L7BtK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MQUQMFD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JNJDAEDCL7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po0q33K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ZikRi9x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ymcc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zINvqdyC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449dWUN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I6UB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2AhvXbC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qC6eH4rxz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vHD1Hu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GmGlRf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d4L1r6l8Cz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x9VI8d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elHh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0X3G9GZ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GO0loOc0gV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j0OnWzX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22PVY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erhCNC2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X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i50WRbt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Fery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dFrqp2fy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QHBaIRbf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bvkZ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tHWV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30Y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1BhvA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8Jd8sRX3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MnZwb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WD9MdVrj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YihrGj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WbZfp7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ucJsV7f5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qJAFw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jnsvTMb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6TtEwzL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vWKvJrG8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CLU1lg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dbw1Mq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v2HiTKSi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TdX67o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fnQr9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dvuQ6zQ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q7Azd2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SWcZU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w3uK6SzrRF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88mQDqBWW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j6847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N1bVOQPi2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vPF3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lLijlzg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9eeQ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mq9lHWYb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bHfNpJTY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ZQF57YnGw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JVQyY06cz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DuqkXtXH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fQDipu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NJ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8z9x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aNWNR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acOKD0hGs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XFS6ho4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F5srm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tvQ2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qsy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hmVJ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dYpGNx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ubs7rd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kB157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mH6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juy77N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CbY0rqPryh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wMA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xPpqP3t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fs8tkCT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su5MD8WLEp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vW93or0IB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Z8N4xWT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GmJxtm5x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g11sFi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hkBPA0P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PmSb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wo23qhvmD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gy52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fq1lMVQ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GqHMkVq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USCv98Be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jc7GX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rvYsz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QtC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6NpxUT5yQ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43p3kv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igsg9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g7v8ITo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XdF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HPZuyw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TRvZFciAD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pmVT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QMC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vXOPCsQ3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7BJ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6Djt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xFjchGQS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tVHP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RFkVHVJ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Uh7hWOe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hd0LxxcE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eBvQS2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aATHo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5jcw1oW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bzvGED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jAHIvRFMm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0T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3iMx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7BRYC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tG4oozabO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ANWYXpZOh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Wjvlr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sW9A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zH2Qt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XfXsZhSN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Nn2ZBiT0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tMxhN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Fct1gOy5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4NMi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5XX07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jYRAreg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eZCW6srVC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Cv1LkwYX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KM647f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ez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YygGj3t83Q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eag1sH693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BQ6GaGTNK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xPCtF4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qjGS5c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xJSmyC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fy1og53z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GYjdWl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mpAA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NKUp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2UbnJC7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w3u2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9sICc2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Su9xb6y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QGmo62J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uG3IZlTBe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Ggb9js9y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z0GbIUPuP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6SdIT98z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ENSjCveY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OuO0n5D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bWqjM4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XaI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5SL3BMv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dJmDnwMl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5DTZvCu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H7Weleh2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uDXZI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E3hWhS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O5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xkQoy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dN19Zx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kfa1Kc8A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beP1v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QtktbeC3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rL4SWTLw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yUJ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whw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3:36:25.852994854</meta:creation-date>
    <dc:date>2023-05-23T13:47:14.918120776</dc:date>
    <meta:editing-duration>PT10M49S</meta:editing-duration>
    <meta:editing-cycles>2</meta:editing-cycles>
    <meta:generator>LibreOffice/7.3.7.2$Linux_X86_64 LibreOffice_project/30$Build-2</meta:generator>
    <meta:document-statistic meta:table-count="1" meta:cell-count="729" meta:object-count="0"/>
  </office:meta>
</office:document-meta>
</file>